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msp_5la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147489887997698" calcext:value-type="float">
            <text:p>0.147489887997698</text:p>
          </table:table-cell>
          <table:table-cell office:value-type="float" office:value="0.574430143645367" calcext:value-type="float">
            <text:p>0.574430143645367</text:p>
          </table:table-cell>
          <table:table-cell office:value-type="float" office:value="0.407303807824558" calcext:value-type="float">
            <text:p>0.407303807824558</text:p>
          </table:table-cell>
          <table:table-cell table:formula="of:=AVERAGE([.C1:.E1])" office:value-type="float" office:value="0.376407946489208" calcext:value-type="float">
            <text:p>0.376407946489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15801185752231" calcext:value-type="float">
            <text:p>0.15801185752231</text:p>
          </table:table-cell>
          <table:table-cell office:value-type="float" office:value="0.588643500430343" calcext:value-type="float">
            <text:p>0.588643500430343</text:p>
          </table:table-cell>
          <table:table-cell office:value-type="float" office:value="0.426134889079389" calcext:value-type="float">
            <text:p>0.426134889079389</text:p>
          </table:table-cell>
          <table:table-cell table:formula="of:=AVERAGE([.C2:.E2])" office:value-type="float" office:value="0.390930082344014" calcext:value-type="float">
            <text:p>0.3909300823440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157601092578509" calcext:value-type="float">
            <text:p>0.157601092578509</text:p>
          </table:table-cell>
          <table:table-cell office:value-type="float" office:value="0.588410698151697" calcext:value-type="float">
            <text:p>0.588410698151697</text:p>
          </table:table-cell>
          <table:table-cell office:value-type="float" office:value="0.425245697890619" calcext:value-type="float">
            <text:p>0.425245697890619</text:p>
          </table:table-cell>
          <table:table-cell table:formula="of:=AVERAGE([.C3:.E3])" office:value-type="float" office:value="0.390419162873608" calcext:value-type="float">
            <text:p>0.3904191628736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161603935726268" calcext:value-type="float">
            <text:p>0.161603935726268</text:p>
          </table:table-cell>
          <table:table-cell office:value-type="float" office:value="0.585669793835289" calcext:value-type="float">
            <text:p>0.585669793835289</text:p>
          </table:table-cell>
          <table:table-cell office:value-type="float" office:value="0.424737434989404" calcext:value-type="float">
            <text:p>0.424737434989404</text:p>
          </table:table-cell>
          <table:table-cell table:formula="of:=AVERAGE([.C4:.E4])" office:value-type="float" office:value="0.390670388183654" calcext:value-type="float">
            <text:p>0.3906703881836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158319415826117" calcext:value-type="float">
            <text:p>0.158319415826117</text:p>
          </table:table-cell>
          <table:table-cell office:value-type="float" office:value="0.586411325775999" calcext:value-type="float">
            <text:p>0.586411325775999</text:p>
          </table:table-cell>
          <table:table-cell office:value-type="float" office:value="0.423912748611226" calcext:value-type="float">
            <text:p>0.423912748611226</text:p>
          </table:table-cell>
          <table:table-cell table:formula="of:=AVERAGE([.C5:.E5])" office:value-type="float" office:value="0.389547830071114" calcext:value-type="float">
            <text:p>0.3895478300711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56510681874446" calcext:value-type="float">
            <text:p>0.156510681874446</text:p>
          </table:table-cell>
          <table:table-cell office:value-type="float" office:value="0.58866267960853" calcext:value-type="float">
            <text:p>0.58866267960853</text:p>
          </table:table-cell>
          <table:table-cell office:value-type="float" office:value="0.4271186469189" calcext:value-type="float">
            <text:p>0.4271186469189</text:p>
          </table:table-cell>
          <table:table-cell table:formula="of:=AVERAGE([.C6:.E6])" office:value-type="float" office:value="0.390764002800625" calcext:value-type="float">
            <text:p>0.390764002800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160554385365192" calcext:value-type="float">
            <text:p>0.160554385365192</text:p>
          </table:table-cell>
          <table:table-cell office:value-type="float" office:value="0.58382976944713" calcext:value-type="float">
            <text:p>0.58382976944713</text:p>
          </table:table-cell>
          <table:table-cell office:value-type="float" office:value="0.423285463300571" calcext:value-type="float">
            <text:p>0.423285463300571</text:p>
          </table:table-cell>
          <table:table-cell table:formula="of:=AVERAGE([.C7:.E7])" office:value-type="float" office:value="0.389223206037631" calcext:value-type="float">
            <text:p>0.3892232060376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158285542823149" calcext:value-type="float">
            <text:p>0.158285542823149</text:p>
          </table:table-cell>
          <table:table-cell office:value-type="float" office:value="0.584894740357849" calcext:value-type="float">
            <text:p>0.584894740357849</text:p>
          </table:table-cell>
          <table:table-cell office:value-type="float" office:value="0.423142531062262" calcext:value-type="float">
            <text:p>0.423142531062262</text:p>
          </table:table-cell>
          <table:table-cell table:formula="of:=AVERAGE([.C8:.E8])" office:value-type="float" office:value="0.38877427141442" calcext:value-type="float">
            <text:p>0.388774271414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56570219215255" calcext:value-type="float">
            <text:p>0.156570219215255</text:p>
          </table:table-cell>
          <table:table-cell office:value-type="float" office:value="0.588023413039816" calcext:value-type="float">
            <text:p>0.588023413039816</text:p>
          </table:table-cell>
          <table:table-cell office:value-type="float" office:value="0.426316027737102" calcext:value-type="float">
            <text:p>0.426316027737102</text:p>
          </table:table-cell>
          <table:table-cell table:formula="of:=AVERAGE([.C9:.E9])" office:value-type="float" office:value="0.390303219997391" calcext:value-type="float">
            <text:p>0.3903032199973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158422240561612" calcext:value-type="float">
            <text:p>0.158422240561612</text:p>
          </table:table-cell>
          <table:table-cell office:value-type="float" office:value="0.572174761684534" calcext:value-type="float">
            <text:p>0.572174761684534</text:p>
          </table:table-cell>
          <table:table-cell office:value-type="float" office:value="0.412087729677151" calcext:value-type="float">
            <text:p>0.412087729677151</text:p>
          </table:table-cell>
          <table:table-cell table:formula="of:=AVERAGE([.C10:.E10])" office:value-type="float" office:value="0.380894910641099" calcext:value-type="float">
            <text:p>0.3808949106410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152821506726042" calcext:value-type="float">
            <text:p>0.152821506726042</text:p>
          </table:table-cell>
          <table:table-cell office:value-type="float" office:value="0.58526136101728" calcext:value-type="float">
            <text:p>0.58526136101728</text:p>
          </table:table-cell>
          <table:table-cell office:value-type="float" office:value="0.42270930787354" calcext:value-type="float">
            <text:p>0.42270930787354</text:p>
          </table:table-cell>
          <table:table-cell table:formula="of:=AVERAGE([.C11:.E11])" office:value-type="float" office:value="0.386930725205621" calcext:value-type="float">
            <text:p>0.3869307252056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163508083990343" calcext:value-type="float">
            <text:p>0.163508083990343</text:p>
          </table:table-cell>
          <table:table-cell office:value-type="float" office:value="0.572969775922306" calcext:value-type="float">
            <text:p>0.572969775922306</text:p>
          </table:table-cell>
          <table:table-cell office:value-type="float" office:value="0.41267858305379" calcext:value-type="float">
            <text:p>0.41267858305379</text:p>
          </table:table-cell>
          <table:table-cell table:formula="of:=AVERAGE([.C12:.E12])" office:value-type="float" office:value="0.38305214765548" calcext:value-type="float">
            <text:p>0.383052147655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159670523763721" calcext:value-type="float">
            <text:p>0.159670523763721</text:p>
          </table:table-cell>
          <table:table-cell office:value-type="float" office:value="0.569593588433584" calcext:value-type="float">
            <text:p>0.569593588433584</text:p>
          </table:table-cell>
          <table:table-cell office:value-type="float" office:value="0.40921525028246" calcext:value-type="float">
            <text:p>0.40921525028246</text:p>
          </table:table-cell>
          <table:table-cell table:formula="of:=AVERAGE([.C13:.E13])" office:value-type="float" office:value="0.379493120826588" calcext:value-type="float">
            <text:p>0.3794931208265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155878836341906" calcext:value-type="float">
            <text:p>0.155878836341906</text:p>
          </table:table-cell>
          <table:table-cell office:value-type="float" office:value="0.572272550562465" calcext:value-type="float">
            <text:p>0.572272550562465</text:p>
          </table:table-cell>
          <table:table-cell office:value-type="float" office:value="0.411020258914068" calcext:value-type="float">
            <text:p>0.411020258914068</text:p>
          </table:table-cell>
          <table:table-cell table:formula="of:=AVERAGE([.C14:.E14])" office:value-type="float" office:value="0.37972388193948" calcext:value-type="float">
            <text:p>0.379723881939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155854043542197" calcext:value-type="float">
            <text:p>0.155854043542197</text:p>
          </table:table-cell>
          <table:table-cell office:value-type="float" office:value="0.580297510979338" calcext:value-type="float">
            <text:p>0.580297510979338</text:p>
          </table:table-cell>
          <table:table-cell office:value-type="float" office:value="0.419322480152032" calcext:value-type="float">
            <text:p>0.419322480152032</text:p>
          </table:table-cell>
          <table:table-cell table:formula="of:=AVERAGE([.C15:.E15])" office:value-type="float" office:value="0.385158011557855" calcext:value-type="float">
            <text:p>0.3851580115578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154589433187263" calcext:value-type="float">
            <text:p>0.154589433187263</text:p>
          </table:table-cell>
          <table:table-cell office:value-type="float" office:value="0.57586024153453" calcext:value-type="float">
            <text:p>0.57586024153453</text:p>
          </table:table-cell>
          <table:table-cell office:value-type="float" office:value="0.414383267161181" calcext:value-type="float">
            <text:p>0.414383267161181</text:p>
          </table:table-cell>
          <table:table-cell table:formula="of:=AVERAGE([.C16:.E16])" office:value-type="float" office:value="0.381610980627658" calcext:value-type="float">
            <text:p>0.3816109806276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160830855598959" calcext:value-type="float">
            <text:p>0.160830855598959</text:p>
          </table:table-cell>
          <table:table-cell office:value-type="float" office:value="0.582568712566418" calcext:value-type="float">
            <text:p>0.582568712566418</text:p>
          </table:table-cell>
          <table:table-cell office:value-type="float" office:value="0.421150475229219" calcext:value-type="float">
            <text:p>0.421150475229219</text:p>
          </table:table-cell>
          <table:table-cell table:formula="of:=AVERAGE([.C17:.E17])" office:value-type="float" office:value="0.388183347798199" calcext:value-type="float">
            <text:p>0.3881833477981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164230307099938" calcext:value-type="float">
            <text:p>0.164230307099938</text:p>
          </table:table-cell>
          <table:table-cell office:value-type="float" office:value="0.586308036463162" calcext:value-type="float">
            <text:p>0.586308036463162</text:p>
          </table:table-cell>
          <table:table-cell office:value-type="float" office:value="0.428007977320262" calcext:value-type="float">
            <text:p>0.428007977320262</text:p>
          </table:table-cell>
          <table:table-cell table:formula="of:=AVERAGE([.C18:.E18])" office:value-type="float" office:value="0.392848773627787" calcext:value-type="float">
            <text:p>0.392848773627787</text:p>
          </table:table-cell>
        </table:table-row>
      </table:table>
      <table:named-expressions/>
      <table:database-ranges>
        <table:database-range table:name="__Anonymous_Sheet_DB__0" table:target-range-address="result_msp_5lay.A1:result_msp_5lay.E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kaoGothic" style:language-asian="zxx" style:country-asian="none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 number:title="User-defined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9-01T23:07:18.768458778</dc:date>
    <dc:creator>Bagus Tris Atmaja</dc:creator>
    <meta:editing-duration>PT2M9S</meta:editing-duration>
    <meta:editing-cycles>3</meta:editing-cycles>
    <meta:generator>LibreOffice/6.3.6.2$Linux_X86_64 LibreOffice_project/2196df99b074d8a661f4036fca8fa0cbfa33a497</meta:generator>
    <meta:document-statistic meta:table-count="1" meta:cell-count="108" meta:object-count="0"/>
  </office:meta>
</office:document-meta>
</file>